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746cm" svg:height="2.657cm" svg:x="4.763cm" svg:y="0.159c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95cm" svg:height="2.072cm" svg:x="4.654cm" svg:y="3.002cm">
            <draw:object draw:notify-on-update-of-ranges="Sheet1.A8:Sheet1.A8 Sheet1.A9:Sheet1.A11 Sheet1.B8:Sheet1.B8 Sheet1.B9:Sheet1.B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443cm" svg:height="3.798cm" svg:x="4.68cm" svg:y="5.445cm">
            <draw:object draw:notify-on-update-of-ranges="Sheet1.A13:Sheet1.A13 Sheet1.A14:Sheet1.A16 Sheet1.B13:Sheet1.B13 Sheet1.B14:Sheet1.B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(random)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69175" calcext:value-type="float">
            <text:p>1.691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51" calcext:value-type="float">
            <text:p>0.00025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17609" calcext:value-type="float">
            <text:p>0.01760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420858" calcext:value-type="float">
            <text:p>0.4208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694" calcext:value-type="float">
            <text:p>0.00069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(ascending)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289" calcext:value-type="float">
            <text:p>0.0002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6" calcext:value-type="float">
            <text:p>6.00E-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0.000036" calcext:value-type="float">
            <text:p>3.60E-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(descending)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.5996" calcext:value-type="float">
            <text:p>13.59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329" calcext:value-type="float">
            <text:p>0.0013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34012" calcext:value-type="float">
            <text:p>0.034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5:05:13.911376681</meta:creation-date>
    <dc:date>2022-12-21T15:52:50.153475779</dc:date>
    <meta:editing-duration>PT7M5S</meta:editing-duration>
    <meta:editing-cycles>1</meta:editing-cycles>
    <meta:document-statistic meta:table-count="1" meta:cell-count="28" meta:object-count="3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747cm" svg:height="2.658cm" xlink:href=".." xlink:type="simple" chart:class="chart:line" chart:style-name="ch1">
        <chart:legend chart:legend-position="end" svg:x="3.868cm" svg:y="0.781cm" style:legend-expansion="high" chart:style-name="ch2"/>
        <chart:plot-area chart:style-name="ch3" table:cell-range-address="Sheet1.A1:Sheet1.B6" chart:data-source-has-labels="row" svg:x="-0.344cm" svg:y="-0.065cm" svg:width="5.998cm" svg:height="3.147cm">
          <chart:coordinate-region svg:x="0.833cm" svg:y="0.134cm" svg:width="4.727cm" svg:height="2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6" chart:label-cell-address="Sheet1.A1:Sheet1.A1" chart:class="chart:line">
            <chart:data-point chart:repeated="5"/>
          </chart:series>
          <chart:series chart:style-name="ch7" chart:values-cell-range-address="Sheet1.B2:Sheet1.B6" chart:label-cell-address="Sheet1.B1:Sheet1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(random)</text:p>
                <draw:g>
                  <svg:desc>Sheet1.A1:Sheet1.A1</svg:desc>
                </draw:g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Sheet1.A2:Sheet1.A6</svg:desc>
                </draw:g>
              </table:table-cell>
              <table:table-cell office:value-type="float" office:value="1.69175">
                <text:p>1.69175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017609">
                <text:p>0.017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">
                <text:p>25000</text:p>
              </table:table-cell>
              <table:table-cell office:value-type="float" office:value="0.420858">
                <text:p>0.420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694">
                <text:p>0.000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96cm" svg:height="2.073cm" xlink:href=".." xlink:type="simple" chart:class="chart:line" chart:style-name="ch1">
        <chart:legend chart:legend-position="end" svg:x="3cm" svg:y="0.289cm" style:legend-expansion="high" chart:style-name="ch2"/>
        <chart:plot-area chart:style-name="ch3" table:cell-range-address="Sheet1.A8:Sheet1.B11" chart:data-source-has-labels="row" svg:x="0.123cm" svg:y="0.041cm" svg:width="2.754cm" svg:height="1.991cm">
          <chart:coordinate-region svg:x="1.485cm" svg:y="0.24cm" svg:width="1.299cm" svg:height="1.1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9:Sheet1.A11" chart:label-cell-address="Sheet1.A8:Sheet1.A8" chart:class="chart:line">
            <chart:data-point chart:repeated="3"/>
          </chart:series>
          <chart:series chart:style-name="ch7" chart:values-cell-range-address="Sheet1.B9:Sheet1.B11" chart:label-cell-address="Sheet1.B8:Sheet1.B8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(ascending)</text:p>
                <draw:g>
                  <svg:desc>Sheet1.A8:Sheet1.A8</svg:desc>
                </draw:g>
              </table:table-cell>
              <table:table-cell office:value-type="string">
                <text:p>time</text:p>
                <draw:g>
                  <svg:desc>Sheet1.B8:Sheet1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9:Sheet1.A11</svg:desc>
                </draw:g>
              </table:table-cell>
              <table:table-cell office:value-type="float" office:value="0.000289">
                <text:p>0.000289</text:p>
                <draw:g>
                  <svg:desc>Sheet1.B9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000036">
                <text:p>0.000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444cm" svg:height="3.799cm" xlink:href=".." xlink:type="simple" chart:class="chart:line" chart:style-name="ch1">
        <chart:legend chart:legend-position="end" svg:x="3.248cm" svg:y="1.152cm" style:legend-expansion="high" chart:style-name="ch2"/>
        <chart:plot-area chart:style-name="ch3" table:cell-range-address="Sheet1.A13:Sheet1.B16" chart:data-source-has-labels="row" svg:x="0.128cm" svg:y="0.075cm" svg:width="2.992cm" svg:height="3.649cm">
          <chart:coordinate-region svg:x="1.49cm" svg:y="0.274cm" svg:width="1.537cm" svg:height="2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4:Sheet1.A16" chart:label-cell-address="Sheet1.A13:Sheet1.A13" chart:class="chart:line">
            <chart:data-point chart:repeated="3"/>
          </chart:series>
          <chart:series chart:style-name="ch7" chart:values-cell-range-address="Sheet1.B14:Sheet1.B16" chart:label-cell-address="Sheet1.B13:Sheet1.B13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(descending)</text:p>
                <draw:g>
                  <svg:desc>Sheet1.A13:Sheet1.A13</svg:desc>
                </draw:g>
              </table:table-cell>
              <table:table-cell office:value-type="string">
                <text:p>time</text:p>
                <draw:g>
                  <svg:desc>Sheet1.B13:Sheet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A14:Sheet1.A16</svg:desc>
                </draw:g>
              </table:table-cell>
              <table:table-cell office:value-type="float" office:value="13.5996">
                <text:p>13.5996</text:p>
                <draw:g>
                  <svg:desc>Sheet1.B14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1329">
                <text:p>0.001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034012">
                <text:p>0.0340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